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LICON VALLEY VC TARGET LIST FOR HaGOLEM</text:p>
      <text:p text:style-name="P1">Prioritized by Focus on AI, Robotics, and Platform Companies</text:p>
      <text:p text:style-name="P1"/>
      <text:p text:style-name="P1">=================================================================</text:p>
      <text:p text:style-name="P1">TIER 1: TOP PRIORITY - AI/ROBOTICS SPECIALISTS</text:p>
      <text:p text:style-name="P1">=================================================================</text:p>
      <text:p text:style-name="P1"/>
      <text:p text:style-name="P1">1. FOUNDERS FUND</text:p>
      <text:p text:style-name="P1"><text:s text:c="3"/>Location: San Francisco</text:p>
      <text:p text:style-name="P1"><text:s text:c="3"/>Focus: Contrarian, world-changing technologies, AI, robotics</text:p>
      <text:p text:style-name="P1"><text:s text:c="3"/>Stage: Seed to Growth</text:p>
      <text:p text:style-name="P1"><text:s text:c="3"/>Check Size: $1M - $100M+</text:p>
      <text:p text:style-name="P1"><text:s text:c="3"/>Notable: Backed Cognition (Devin AI), SpaceX, Palantir, Airbnb</text:p>
      <text:p text:style-name="P1"><text:s text:c="3"/>Why Perfect: Known for backing ambitious, potentially world-changing tech</text:p>
      <text:p text:style-name="P1"><text:s text:c="3"/>Contact: Through warm intro or via website: foundersfund.com</text:p>
      <text:p text:style-name="P1"/>
      <text:p text:style-name="P1">2. LUX CAPITAL</text:p>
      <text:p text:style-name="P1"><text:s text:c="3"/>Location: New York / Silicon Valley</text:p>
      <text:p text:style-name="P1"><text:s text:c="3"/>Focus: Early-stage radical innovations - AI, robotics, biology, space</text:p>
      <text:p text:style-name="P1"><text:s text:c="3"/>Stage: Seed to Series A</text:p>
      <text:p text:style-name="P1"><text:s text:c="3"/>Check Size: $500K - $20M</text:p>
      <text:p text:style-name="P1"><text:s text:c="3"/>Notable: Deep tech focus, backing "science fiction" technologies</text:p>
      <text:p text:style-name="P1"><text:s text:c="3"/>Why Perfect: Invests in breakthrough technologies that seem impossible</text:p>
      <text:p text:style-name="P1"><text:s text:c="3"/>Contact: lux.vc</text:p>
      <text:p text:style-name="P1"/>
      <text:p text:style-name="P1">3. PLAYGROUND GLOBAL</text:p>
      <text:p text:style-name="P1"><text:s text:c="3"/>Location: Palo Alto</text:p>
      <text:p text:style-name="P1"><text:s text:c="3"/>Focus: Deep tech - AI, robotics, advanced hardware</text:p>
      <text:p text:style-name="P1"><text:s text:c="3"/>Stage: Early-stage</text:p>
      <text:p text:style-name="P1"><text:s text:c="3"/>Check Size: $1M - $25M</text:p>
      <text:p text:style-name="P1"><text:s text:c="3"/>Notable: MosaicML (acquired by Databricks), Nervana (acquired by Intel)</text:p>
      <text:p text:style-name="P1"><text:s text:c="3"/>Why Perfect: Specifically backs founders with deep technical backgrounds in robotics</text:p>
      <text:p text:style-name="P1"><text:s text:c="3"/>Contact: playground.global</text:p>
      <text:p text:style-name="P1"/>
      <text:p text:style-name="P1">4. KNOCKOUT CAPITAL</text:p>
      <text:p text:style-name="P1"><text:s text:c="3"/>Location: Silicon Valley</text:p>
      <text:p text:style-name="P1"><text:s text:c="3"/>Focus: AI, robotics, food tech, automation</text:p>
      <text:p text:style-name="P1"><text:s text:c="3"/>Stage: Seed to Series A</text:p>
      <text:p text:style-name="P1"><text:s text:c="3"/>Check Size: $2M - $10M</text:p>
      <text:p text:style-name="P1"><text:s text:c="3"/>Notable: Partners with Mitsubishi, Toyota AI, Airbus</text:p>
      <text:p text:style-name="P1"><text:s text:c="3"/>Why Perfect: Direct focus on robotics + food tech = RoboChef alignment</text:p>
      <text:p text:style-name="P1"><text:s text:c="3"/>Contact: knockoutcapital.com</text:p>
      <text:p text:style-name="P1"/>
      <text:p text:style-name="P1">5. BEE PARTNERS</text:p>
      <text:p text:style-name="P1"><text:s text:c="3"/>Location: San Francisco</text:p>
      <text:p text:style-name="P1"><text:s text:c="3"/>Focus: Pre-seed deep tech - AI, robotics, industrial automation</text:p>
      <text:p text:style-name="P1"><text:s text:c="3"/>Stage: Pre-seed to Seed (often first check)</text:p>
      <text:p text:style-name="P1"><text:s text:c="3"/>Check Size: $250K - $2M</text:p>
      <text:p text:style-name="P1"><text:s text:c="3"/>Notable: BuildingConnected (Autodesk), TubeMogul (Adobe)</text:p>
      <text:p text:style-name="P1"><text:s text:c="3"/>Why Perfect: Leads pre-seed rounds for deep tech robotics companies</text:p>
      <text:p text:style-name="P1"><text:s text:c="3"/>Contact: beepartners.vc</text:p>
      <text:p text:style-name="P1"/>
      <text:p text:style-name="P1">=================================================================</text:p>
      <text:p text:style-name="P1">TIER 2: MEGA FUNDS - PLATFORM INVESTORS</text:p>
      <text:p text:style-name="P1">=================================================================</text:p>
      <text:p text:style-name="P1"/>
      <text:p text:style-name="P1">6. ANDREESSEN HOROWITZ (a16z)</text:p>
      <text:p text:style-name="P1"><text:s text:c="3"/>Location: Menlo Park</text:p>
      <text:p text:style-name="P1"><text:s text:c="3"/>Focus: Software, AI, enterprise, consumer</text:p>
      <text:p text:style-name="P1"><text:s text:c="3"/>Stage: Seed to Growth</text:p>
      <text:p text:style-name="P1"><text:s text:c="3"/>Check Size: $500K - $100M+</text:p>
      <text:p text:style-name="P1"><text:s text:c="3"/>Notable: Airbnb, Facebook, GitHub, Coinbase, Instacart</text:p>
      <text:p text:style-name="P1"><text:s text:c="3"/>Why Perfect: Platform investments, backed OpenAI with billions</text:p>
      <text:p text:style-name="P1"><text:s text:c="3"/>Contact: a16z.com</text:p>
      <text:p text:style-name="P1"/>
      <text:p text:style-name="P1">7. SEQUOIA CAPITAL</text:p>
      <text:p text:style-name="P1"><text:s text:c="3"/>Location: Menlo Park</text:p>
      <text:p text:style-name="P1"><text:s text:c="3"/>Focus: All stages, all sectors - legendary track record</text:p>
      <text:p text:style-name="P1"><text:s text:c="3"/>Stage: Seed to Growth</text:p>
      <text:p text:style-name="P1"><text:s text:c="3"/>Check Size: $100K - $100M+</text:p>
      <text:p text:style-name="P1"><text:s text:c="3"/>Notable: Google, Apple, Oracle, Airbnb, Stripe, Zoom</text:p>
      <text:p text:style-name="P1"><text:s text:c="3"/>Why Perfect: The gold standard for platform companies</text:p>
      <text:p text:style-name="P1"><text:s text:c="3"/>Contact: sequoiacap.com</text:p>
      <text:p text:style-name="P1"/>
      <text:p text:style-name="P1">8. ACCEL</text:p>
      <text:p text:style-name="P1"><text:s text:c="3"/>Location: Palo Alto</text:p>
      <text:p text:style-name="P1"><text:s text:c="3"/>Focus: Early to growth - enterprise, consumer, fintech</text:p>
      <text:p text:style-name="P1"><text:s text:c="3"/>Stage: Seed to Series C</text:p>
      <text:p text:style-name="P1"><text:s text:c="3"/>Check Size: $500K - $50M</text:p>
      <text:p text:style-name="P1"><text:s text:c="3"/>Notable: Facebook, Slack, Dropbox, Spotify, Atlassian</text:p>
      <text:p text:style-name="P1"><text:s text:c="3"/>Why Perfect: Gets in early and stays through multiple rounds</text:p>
      <text:p text:style-name="P1"><text:s text:c="3"/>Contact: accel.com</text:p>
      <text:p text:style-name="P1"/>
      <text:p text:style-name="P1">9. GREYLOCK PARTNERS</text:p>
      <text:p text:style-name="P1"><text:s text:c="3"/>Location: Menlo Park</text:p>
      <text:p text:style-name="P1"><text:s text:c="3"/>Focus: Seed to growth - enterprise and consumer software</text:p>
      <text:p text:style-name="P1"><text:s text:c="3"/>Stage: Seed to Series C</text:p>
      <text:p text:style-name="P1"><text:s text:c="3"/>Check Size: $1M - $50M</text:p>
      <text:p text:style-name="P1"><text:s text:c="3"/>Notable: Airbnb, Meta, LinkedIn, Dropbox, Roblox</text:p>
      <text:p text:style-name="P1"><text:s text:c="3"/>Why Perfect: Over 50 years backing transformative platforms</text:p>
      <text:p text:style-name="P1"><text:s text:c="3"/>Contact: greylock.com</text:p>
      <text:p text:style-name="P1"/>
      <text:p text:style-name="P1">10. KLEINER PERKINS</text:p>
      <text:p text:style-name="P1"><text:s text:c="4"/>Location: Menlo Park</text:p>
      <text:p text:style-name="P1"><text:s text:c="4"/>Focus: Early stage - AI, biotech, consumer, enterprise, robotics</text:p>
      <text:p text:style-name="P1"><text:s text:c="4"/>Stage: Seed to Series B</text:p>
      <text:p text:style-name="P1"><text:s text:c="4"/>Check Size: $500K - $25M</text:p>
      <text:p text:style-name="P1"><text:s text:c="4"/>Notable: Google, Amazon, Genentech, Uber</text:p>
      <text:p text:style-name="P1"><text:soft-page-break/><text:s text:c="4"/>Why Perfect: Explicit robotics focus, people-centered philosophy</text:p>
      <text:p text:style-name="P1"><text:s text:c="4"/>Contact: kleinerperkins.com</text:p>
      <text:p text:style-name="P1"/>
      <text:p text:style-name="P1">=================================================================</text:p>
      <text:p text:style-name="P1">TIER 3: STRATEGIC &amp; CORPORATE VCs</text:p>
      <text:p text:style-name="P1">=================================================================</text:p>
      <text:p text:style-name="P1"/>
      <text:p text:style-name="P1">11. GOOGLE VENTURES (GV)</text:p>
      <text:p text:style-name="P1"><text:s text:c="4"/>Location: Mountain View</text:p>
      <text:p text:style-name="P1"><text:s text:c="4"/>Focus: AI, enterprise software, life sciences, consumer</text:p>
      <text:p text:style-name="P1"><text:s text:c="4"/>Stage: Seed to Growth</text:p>
      <text:p text:style-name="P1"><text:s text:c="4"/>Check Size: $1M - $50M</text:p>
      <text:p text:style-name="P1"><text:s text:c="4"/>Notable: Uber, Stripe, Slack, Nest</text:p>
      <text:p text:style-name="P1"><text:s text:c="4"/>Why Perfect: Google's AI expertise + potential acquisition path</text:p>
      <text:p text:style-name="P1"><text:s text:c="4"/>Contact: gv.com</text:p>
      <text:p text:style-name="P1"/>
      <text:p text:style-name="P1">12. INTEL CAPITAL</text:p>
      <text:p text:style-name="P1"><text:s text:c="4"/>Location: Santa Clara</text:p>
      <text:p text:style-name="P1"><text:s text:c="4"/>Focus: AI, robotics, autonomous systems, semiconductors</text:p>
      <text:p text:style-name="P1"><text:s text:c="4"/>Stage: Seed to Growth</text:p>
      <text:p text:style-name="P1"><text:s text:c="4"/>Check Size: $500K - $50M</text:p>
      <text:p text:style-name="P1"><text:s text:c="4"/>Notable: Hardware + software integration focus</text:p>
      <text:p text:style-name="P1"><text:s text:c="4"/>Why Perfect: Hardware infrastructure for robotics platforms</text:p>
      <text:p text:style-name="P1"><text:s text:c="4"/>Contact: intelcapital.com</text:p>
      <text:p text:style-name="P1"/>
      <text:p text:style-name="P1">13. SALESFORCE VENTURES</text:p>
      <text:p text:style-name="P1"><text:s text:c="4"/>Location: San Francisco</text:p>
      <text:p text:style-name="P1"><text:s text:c="4"/>Focus: Enterprise software, AI, cloud computing</text:p>
      <text:p text:style-name="P1"><text:s text:c="4"/>Stage: Seed to Growth</text:p>
      <text:p text:style-name="P1"><text:s text:c="4"/>Check Size: $1M - $50M</text:p>
      <text:p text:style-name="P1"><text:s text:c="4"/>Notable: Anthropic (Claude AI), Databricks, Zoom</text:p>
      <text:p text:style-name="P1"><text:s text:c="4"/>Why Perfect: Platform approach, backs AI infrastructure</text:p>
      <text:p text:style-name="P1"><text:s text:c="4"/>Contact: salesforce.com/ventures</text:p>
      <text:p text:style-name="P1"/>
      <text:p text:style-name="P1">14. TOYOTA VENTURES</text:p>
      <text:p text:style-name="P1"><text:s text:c="4"/>Location: Los Altos</text:p>
      <text:p text:style-name="P1"><text:s text:c="4"/>Focus: AI, robotics, mobility, automation</text:p>
      <text:p text:style-name="P1"><text:s text:c="4"/>Stage: Early-stage</text:p>
      <text:p text:style-name="P1"><text:s text:c="4"/>Check Size: $500K - $10M</text:p>
      <text:p text:style-name="P1"><text:s text:c="4"/>Notable: Direct robotics and automation mandate</text:p>
      <text:p text:style-name="P1"><text:s text:c="4"/>Why Perfect: Automotive + robotics convergence</text:p>
      <text:p text:style-name="P1"><text:s text:c="4"/>Contact: toyota.vc</text:p>
      <text:p text:style-name="P1"/>
      <text:p text:style-name="P1">=================================================================</text:p>
      <text:p text:style-name="P1">TIER 4: EMERGING &amp; SPECIALIZED FUNDS</text:p>
      <text:p text:style-name="P1">=================================================================</text:p>
      <text:p text:style-name="P1"/>
      <text:p text:style-name="P1">15. WING VENTURE CAPITAL</text:p>
      <text:p text:style-name="P1"><text:s text:c="4"/>Location: Menlo Park</text:p>
      <text:p text:style-name="P1"><text:s text:c="4"/>Focus: Early-stage business technology - AI, data, cloud</text:p>
      <text:p text:style-name="P1"><text:s text:c="4"/>Stage: Seed to Series A</text:p>
      <text:p text:style-name="P1"><text:s text:c="4"/>Check Size: $1M - $15M</text:p>
      <text:p text:style-name="P1"><text:s text:c="4"/>Why Perfect: Backs foundational companies creating new markets</text:p>
      <text:p text:style-name="P1"><text:s text:c="4"/>Contact: wing.vc</text:p>
      <text:p text:style-name="P1"/>
      <text:p text:style-name="P1">16. AIX VENTURES</text:p>
      <text:p text:style-name="P1"><text:s text:c="4"/>Location: San Francisco</text:p>
      <text:p text:style-name="P1"><text:s text:c="4"/>Focus: AI-first startups across all industries</text:p>
      <text:p text:style-name="P1"><text:s text:c="4"/>Stage: Seed to Series A</text:p>
      <text:p text:style-name="P1"><text:s text:c="4"/>Check Size: $500K - $5M</text:p>
      <text:p text:style-name="P1"><text:s text:c="4"/>Founded: 2021 (new, hungry for deals)</text:p>
      <text:p text:style-name="P1"><text:s text:c="4"/>Why Perfect: Pure AI focus, including robotics and automation</text:p>
      <text:p text:style-name="P1"><text:s text:c="4"/>Contact: aixventures.com</text:p>
      <text:p text:style-name="P1"/>
      <text:p text:style-name="P1">17. DCM VENTURES</text:p>
      <text:p text:style-name="P1"><text:s text:c="4"/>Location: Menlo Park</text:p>
      <text:p text:style-name="P1"><text:s text:c="4"/>Focus: Technology - US &amp; Asia focus</text:p>
      <text:p text:style-name="P1"><text:s text:c="4"/>Stage: Seed to Series A</text:p>
      <text:p text:style-name="P1"><text:s text:c="4"/>Check Size: $500K - $10M</text:p>
      <text:p text:style-name="P1"><text:s text:c="4"/>Notable: 400+ tech company investments</text:p>
      <text:p text:style-name="P1"><text:s text:c="4"/>Why Perfect: US-Asia bridge (potential Israel-US-Asia play)</text:p>
      <text:p text:style-name="P1"><text:s text:c="4"/>Contact: dcm.com</text:p>
      <text:p text:style-name="P1"/>
      <text:p text:style-name="P1">18. CORNER VENTURES (formerly DAG Ventures)</text:p>
      <text:p text:style-name="P1"><text:s text:c="4"/>Location: Palo Alto</text:p>
      <text:p text:style-name="P1"><text:s text:c="4"/>Focus: Early to late-stage tech</text:p>
      <text:p text:style-name="P1"><text:s text:c="4"/>Stage: Seed to Growth</text:p>
      <text:p text:style-name="P1"><text:s text:c="4"/>Check Size: $50K - $100M</text:p>
      <text:p text:style-name="P1"><text:s text:c="4"/>Notable: 180 companies, 145 exits, 30 IPOs</text:p>
      <text:p text:style-name="P1"><text:s text:c="4"/>Why Perfect: Flexible check sizes, long track record</text:p>
      <text:p text:style-name="P1"><text:s text:c="4"/>Contact: cornerventures.com</text:p>
      <text:p text:style-name="P1"/>
      <text:p text:style-name="P1">=================================================================</text:p>
      <text:p text:style-name="P1">OUTREACH STRATEGY</text:p>
      <text:p text:style-name="P1">=================================================================</text:p>
      <text:p text:style-name="P1"/>
      <text:p text:style-name="P1">PHASE 1: WARM INTRODUCTIONS (Weeks 1-2)</text:p>
      <text:p text:style-name="P1">- Ask your network for intros to any of these firms</text:p>
      <text:p text:style-name="P1">- Leverage your granddaughter's HR connections</text:p>
      <text:p text:style-name="P1">- Use LinkedIn to find mutual connections</text:p>
      <text:p text:style-name="P1">- Attend demo days/networking events where these VCs present</text:p>
      <text:p text:style-name="P1"/>
      <text:p text:style-name="P1">PHASE 2: TARGETED OUTREACH (Weeks 2-4)</text:p>
      <text:p text:style-name="P1">Send personalized emails to 6 VCs simultaneously:</text:p>
      <text:p text:style-name="P1">- Top 3 from Tier 1 (Founders Fund, Lux Capital, Playground Global)</text:p>
      <text:p text:style-name="P1">- Top 2 from Tier 2 (Andreessen Horowitz, Sequoia)</text:p>
      <text:p text:style-name="P1">- Top 1 from Tier 3 (Google Ventures or Intel Capital)</text:p>
      <text:p text:style-name="P1"/>
      <text:p text:style-name="P1"><text:soft-page-break/>PHASE 3: FOLLOW-UP (Weeks 4-6)</text:p>
      <text:p text:style-name="P1">- If no response in 1 week, send brief follow-up</text:p>
      <text:p text:style-name="P1">- If still no response, move to next batch of 6</text:p>
      <text:p text:style-name="P1"/>
      <text:p text:style-name="P1">TIPS FOR SUCCESS:</text:p>
      <text:p text:style-name="P1">1. Mention "sending to 6 VCs simultaneously" in email - creates urgency</text:p>
      <text:p text:style-name="P1">2. Lead with your trading system proof - shows you ship real products</text:p>
      <text:p text:style-name="P1">3. Emphasize platform play, not just RoboChef</text:p>
      <text:p text:style-name="P1">4. Offer to demo the trading system as credibility builder</text:p>
      <text:p text:style-name="P1">5. If they ask about Israeli partner, say "I'm asking you to help identify the right Israeli VC - you know them better than I do"</text:p>
      <text:p text:style-name="P1"/>
      <text:p text:style-name="P1">RESEARCH EACH VC:</text:p>
      <text:p text:style-name="P1">Before sending, check:</text:p>
      <text:p text:style-name="P1">- Recent investments (last 6 months)</text:p>
      <text:p text:style-name="P1">- Portfolio companies similar to yours</text:p>
      <text:p text:style-name="P1">- Partner names and their focus areas</text:p>
      <text:p text:style-name="P1">- Recent news/announcements</text:p>
      <text:p text:style-name="P1"/>
      <text:p text:style-name="P1">SUBJECT LINE OPTIONS:</text:p>
      <text:p text:style-name="P1">1. "The 'Android Moment' for Humanoid Robots - $8M Seed"</text:p>
      <text:p text:style-name="P1">2. "Platform Play: The Android for Humanoid Robots"</text:p>
      <text:p text:style-name="P1">3. "403% Returns Trading System → Now Building Robot Platform"</text:p>
      <text:p text:style-name="P1"/>
      <text:p text:style-name="P1">=================================================================</text:p>
      <text:p text:style-name="P1">NEXT STEPS</text:p>
      <text:p text:style-name="P1">=================================================================</text:p>
      <text:p text:style-name="P1"/>
      <text:p text:style-name="P1">1. Review this list and prioritize your top 6</text:p>
      <text:p text:style-name="P1">2. Research each firm's recent investments</text:p>
      <text:p text:style-name="P1">3. Find warm introductions where possible</text:p>
      <text:p text:style-name="P1">4. Customize the email template for each VC</text:p>
      <text:p text:style-name="P1">5. Send in batches of 6, wait 1 week between batches</text:p>
      <text:p text:style-name="P1">6. Track responses and follow up systematically</text:p>
      <text:p text:style-name="P1"/>
      <text:p text:style-name="P1">Remember: VCs pass on good deals every day. Don't get discouraged. The right partner will recognize the opportunity.</text:p>
      <text:p text:style-name="P1"/>
      <text:p text:style-name="P1">Your advantage: You're 70, you ship real products (trading system proof), and you understand the platform opportunity that others might miss.</text:p>
      <text:p text:style-name="P1"/>
      <text:p text:style-name="P1">Good luck, Meir! 🚀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10:01:26.344309600</meta:creation-date>
    <dc:date>2025-11-28T10:02:29.322973300</dc:date>
    <meta:editing-duration>PT1M3S</meta:editing-duration>
    <meta:editing-cycles>1</meta:editing-cycles>
    <meta:document-statistic meta:table-count="0" meta:image-count="0" meta:object-count="0" meta:page-count="3" meta:paragraph-count="201" meta:word-count="1104" meta:character-count="8317" meta:non-whitespace-character-count="6977"/>
    <meta:generator>LibreOffice/25.8.3.2$Windows_X86_64 LibreOffice_project/8ca8d55c161d602844f5428fa4b58097424e324e</meta:generator>
  </office:meta>
</office:document-meta>
</file>